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Malgun Gothic" svg:font-family="Malgun Gothic" style:font-family-generic="swiss" style:font-pitch="variable" svg:panose-1="2 11 5 3 2 0 0 2 0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 Light" style:font-name-complex="Calibri Light"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5" style:parent-style-name="Standard" style:family="paragraph">
      <style:text-properties style:font-name="Calibri Light" style:font-name-complex="Calibri L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font-name="Calibri Light" style:font-name-complex="Calibri L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font-name="Calibri Light" style:font-name-complex="Calibri Light"/>
    </style:style>
    <style:style style:name="P8" style:parent-style-name="Standard" style:family="paragraph">
      <style:text-properties style:font-name="Calibri Light" style:font-name-complex="Calibri Light"/>
    </style:style>
    <style:style style:name="P9" style:parent-style-name="Standard" style:family="paragraph">
      <style:text-properties style:font-name="Calibri Light" style:font-name-complex="Calibri L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font-name="Calibri Light" style:font-name-complex="Calibri L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2" style:family="table-column">
      <style:table-column-properties style:column-width="3.343in"/>
    </style:style>
    <style:style style:name="TableColumn13" style:family="table-column">
      <style:table-column-properties style:column-width="3.343in"/>
    </style:style>
    <style:style style:name="Table11" style:family="table">
      <style:table-properties style:width="6.6861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text-properties style:font-name="Calibri Light" style:font-name-complex="Calibri Ligh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Calibri Light" style:font-name-complex="Calibri Ligh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Calibri Light" style:font-name-complex="Calibri Ligh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Calibri Light" style:font-name-complex="Calibri Light"/>
    </style:style>
    <style:style style:name="T24" style:parent-style-name="Policepardéfaut" style:family="text">
      <style:text-properties style:font-name="Calibri Light" style:font-name-complex="Calibri Light"/>
    </style:style>
    <style:style style:name="P25" style:parent-style-name="Standard" style:family="paragraph">
      <style:text-properties style:font-name="Calibri Light" style:font-name-complex="Calibri Light"/>
    </style:style>
    <style:style style:name="P26" style:parent-style-name="Standard" style:family="paragraph">
      <style:text-properties style:font-name="Calibri Light" style:font-name-complex="Calibri L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font-name="Calibri Light" style:font-name-complex="Calibri L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style:font-name="Calibri Light" style:font-name-complex="Calibri Light"/>
    </style:style>
    <style:style style:name="T29" style:parent-style-name="Policepardéfaut" style:family="text">
      <style:text-properties style:font-name="Calibri Light" style:font-name-complex="Calibri Light"/>
    </style:style>
    <style:style style:name="T30" style:parent-style-name="Policepardéfaut" style:family="text">
      <style:text-properties style:font-name="Calibri Light" style:font-name-complex="Calibri Light"/>
    </style:style>
    <style:style style:name="T31" style:parent-style-name="Policepardéfaut" style:family="text">
      <style:text-properties style:font-name="Calibri Light" style:font-name-complex="Calibri Light"/>
    </style:style>
    <style:style style:name="T32" style:parent-style-name="Policepardéfaut" style:family="text">
      <style:text-properties style:font-name="Calibri Light" style:font-name-complex="Calibri Light" fo:font-weight="bold" style:font-weight-asian="bold" style:font-weight-complex="bold"/>
    </style:style>
    <style:style style:name="T33" style:parent-style-name="Policepardéfaut" style:family="text">
      <style:text-properties style:font-name="Calibri Light" style:font-name-complex="Calibri Light"/>
    </style:style>
    <style:style style:name="P34" style:parent-style-name="Standard" style:family="paragraph">
      <style:text-properties style:font-name="Calibri Light" style:font-name-complex="Calibri L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style:font-name="Calibri Light" style:font-name-complex="Calibri Light"/>
    </style:style>
    <style:style style:name="P36" style:parent-style-name="Standard" style:family="paragraph">
      <style:text-properties style:font-name="Calibri Light" style:font-name-complex="Calibri L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style:font-name="Calibri Light" style:font-name-complex="Calibri Light"/>
    </style:style>
    <style:style style:name="P38" style:parent-style-name="Standard" style:family="paragraph">
      <style:text-properties style:font-name="Calibri Light" style:font-name-complex="Calibri Light"/>
    </style:style>
    <style:style style:name="P39" style:parent-style-name="Standard" style:family="paragraph">
      <style:text-properties style:font-name="Calibri Light" style:font-name-complex="Calibri Light"/>
    </style:style>
    <style:style style:name="P40" style:parent-style-name="Standard" style:family="paragraph">
      <style:text-properties style:font-name="Calibri Light" style:font-name-complex="Calibri Light"/>
    </style:style>
    <style:style style:name="P41" style:parent-style-name="Standard" style:family="paragraph">
      <style:text-properties style:font-name="Calibri Light" style:font-name-complex="Calibri Light"/>
    </style:style>
    <style:style style:name="P42" style:parent-style-name="Standard" style:family="paragraph">
      <style:text-properties style:font-name="Calibri Light" style:font-name-complex="Calibri Light"/>
    </style:style>
    <style:style style:name="P43" style:parent-style-name="Standard" style:family="paragraph">
      <style:text-properties style:font-name="Calibri Light" style:font-name-complex="Calibri Light"/>
    </style:style>
    <style:style style:name="P44" style:parent-style-name="Standard" style:family="paragraph">
      <style:text-properties style:font-name="Calibri Light" style:font-name-complex="Calibri Light"/>
    </style:style>
  </office:automatic-styles>
  <office:body>
    <office:text text:use-soft-page-breaks="true">
      <text:p text:style-name="P1"/>
      <text:p text:style-name="P5">Répartition des tâches :</text:p>
      <text:p text:style-name="P6"/>
      <text:p text:style-name="P7">Structure du<text:s/>site,<text:s/>architecture MVC et modifications de la base de données : HALVICK Thomas</text:p>
      <text:p text:style-name="P8">Présentation visuelle du site, commande de paiement et génération facture<text:s/>PDF : BLUMET Thomas</text:p>
      <text:p text:style-name="P9">Difficultés rencontrées :</text:p>
      <text:p text:style-name="P10"/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HALVICK Thomas :</text:p>
          </table:table-cell>
          <table:table-cell table:style-name="TableCell17">
            <text:p text:style-name="P18">Compréhension du système de gestion<text:s/>des sessions<text:s/>en PHP(SessionHandlerInterface).</text:p>
          </table:table-cell>
        </table:table-row>
        <table:table-row table:style-name="TableRow19">
          <table:table-cell table:style-name="TableCell20">
            <text:p text:style-name="P21">BLUMET Thomas :<text:s/></text:p>
          </table:table-cell>
          <table:table-cell table:style-name="TableCell22">
            <text:p text:style-name="P23">Comprendre la structure du site en MVC avec les liens à effectuer.</text:p>
            <text:p text:style-name="Standard"><text:span text:style-name="T24">Mélange de plusieurs structures de commandes qui complexifie la compréhension de l’organisation du site.</text:span></text:p>
          </table:table-cell>
        </table:table-row>
      </table:table>
      <text:p text:style-name="P25"/>
      <text:p text:style-name="P26">Remarques/Conseils d’utilisation :</text:p>
      <text:p text:style-name="P27"/>
      <text:p text:style-name="Standard"><text:span text:style-name="T28">Il faut utiliser la version<text:s/></text:span><text:span text:style-name="T29">8.0.26</text:span><text:span text:style-name="T30"><text:s/>de PHP et 8.0.31 de SQL</text:span><text:span text:style-name="T31">, disponible toutes les 2 dans la dernière version de<text:s/></text:span><text:span text:style-name="T32">wamp64</text:span><text:span text:style-name="T33">.</text:span></text:p>
      <text:p text:style-name="P34"/>
      <text:p text:style-name="P35">Lorsque qu’un produit est ajouté au panier celui-ci est décompté temporairement de la quantité disponible. Quand le panier est vidé ou que la session expire (5 minutes) les quantité sont de nouveau disponible.</text:p>
      <text:p text:style-name="P36"/>
      <text:p text:style-name="P37">Lors de l’entrée sur le site, vous pouvez vous connecter en tant que :</text:p>
      <text:p text:style-name="P38">- administrateur :</text:p>
      <text:p text:style-name="P39"><text:tab/>Login : admin<text:s/><text:tab/>Mot de passe : thomas</text:p>
      <text:p text:style-name="P40">-<text:s/>client (déjà présent dans la BDD) :</text:p>
      <text:p text:style-name="P41"><text:tab/>Login : thomas<text:tab/>Mot de passe : thomas</text:p>
      <text:p text:style-name="P42"><text:tab/>Login : tblumet<text:tab/>Mot de passe : tblumet</text:p>
      <text:p text:style-name="P43"><text:tab/>Login : Philippe<text:tab/>Mot de passe : AUDIER</text:p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Malgun Gothic" svg:font-family="Malgun Gothic" style:font-family-generic="swiss" style:font-pitch="variable" svg:panose-1="2 11 5 3 2 0 0 2 0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>
        <style:tab-stops>
          <style:tab-stop style:type="right" style:position="6.693in"/>
        </style:tab-stops>
      </style:paragraph-properties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</office:automatic-styles>
  <office:master-styles>
    <style:master-page style:name="MP0" style:page-layout-name="PL0">
      <style:header>
        <text:p text:style-name="P2">HALVICK Thomas</text:p>
        <text:p text:style-name="Standard">BLUMET Thomas</text:p>
        <text:p text:style-name="P3"><text:tab/><text:span text:style-name="T4">PROJET ISIWEB-PHP SHOPPING BAG 2022-202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thomas halvick</dc:creator>
    <meta:creation-date>2023-01-18T22:28:00Z</meta:creation-date>
    <dc:date>2023-01-20T17:34:00Z</dc:date>
    <meta:template xlink:href="Normal.dotm" xlink:type="simple"/>
    <meta:editing-cycles>10</meta:editing-cycles>
    <meta:editing-duration>PT14280S</meta:editing-duration>
    <meta:document-statistic meta:page-count="1" meta:paragraph-count="2" meta:word-count="182" meta:character-count="1182" meta:row-count="8" meta:non-whitespace-character-count="1002"/>
  </office:meta>
</office:document-meta>
</file>